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P1" style:family="paragraph" style:parent-style-name="Header">
      <style:paragraph-properties>
        <style:tab-stops>
          <style:tab-stop style:position="6in" style:type="right"/>
        </style:tab-stops>
      </style:paragraph-properties>
    </style:style>
    <style:style style:name="P2" style:family="paragraph" style:parent-style-name="Header">
      <style:paragraph-properties style:snap-to-layout-grid="false"/>
      <style:text-properties fo:font-size="8pt" style:font-size-asian="8pt"/>
    </style:style>
    <style:style style:name="P3" style:family="paragraph" style:parent-style-name="Header">
      <style:text-properties fo:font-size="8pt" fo:font-weight="bold" style:font-size-asian="8pt" style:font-weight-asian="bold"/>
    </style:style>
    <style:style style:name="P4" style:family="paragraph" style:parent-style-name="Header">
      <style:paragraph-properties style:snap-to-layout-grid="false"/>
    </style:style>
    <style:style style:name="P5" style:family="paragraph" style:parent-style-name="Header">
      <style:paragraph-properties style:snap-to-layout-grid="false"/>
      <style:text-properties fo:font-size="9pt" fo:font-weight="bold" style:font-size-asian="9pt" style:font-weight-asian="bold"/>
    </style:style>
    <style:style style:name="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7" style:family="paragraph" style:parent-style-name="Standard">
      <style:paragraph-properties fo:text-align="center" style:justify-single-word="false"/>
      <style:text-properties fo:language="en" fo:country="GB" fo:font-weight="bold" style:font-weight-asian="bold"/>
    </style:style>
    <style:style style:name="P8" style:family="paragraph" style:parent-style-name="Standard">
      <style:paragraph-properties fo:margin-top="0in" fo:margin-bottom="0.3335in" fo:text-align="center" style:justify-single-word="false" fo:keep-with-next="always"/>
      <style:text-properties fo:language="en" fo:country="GB" fo:font-weight="bold" style:font-weight-asian="bold"/>
    </style:style>
    <style:style style:name="P9" style:family="paragraph" style:parent-style-name="Standard">
      <style:paragraph-properties fo:margin-top="0in" fo:margin-bottom="0.3335in" fo:text-align="center" style:justify-single-word="false"/>
      <style:text-properties fo:language="en" fo:country="GB" fo:font-weight="bold" style:font-weight-asian="bold"/>
    </style:style>
    <style:style style:name="P10" style:family="paragraph" style:parent-style-name="Standard">
      <style:paragraph-properties fo:margin-top="0.0417in" fo:margin-bottom="0.0417in" style:snap-to-layout-grid="false"/>
      <style:text-properties fo:language="en" fo:country="GB" fo:font-weight="bold" style:font-weight-asian="bold"/>
    </style:style>
    <style:style style:name="P11" style:family="paragraph" style:parent-style-name="_21_body">
      <style:paragraph-properties fo:margin-top="0.0417in" fo:margin-bottom="0.0417in" style:snap-to-layout-grid="false"/>
      <style:text-properties fo:language="en" fo:country="GB" fo:font-weight="bold" style:font-weight-asian="bold"/>
    </style:style>
    <style:style style:name="P12" style:family="paragraph" style:parent-style-name="_21_body">
      <style:paragraph-properties fo:margin-top="0.0417in" fo:margin-bottom="0.0417in" style:snap-to-layout-grid="false"/>
      <style:text-properties fo:language="en" fo:country="GB"/>
    </style:style>
    <style:style style:name="P13" style:family="paragraph" style:parent-style-name="Heading_20_4">
      <style:text-properties fo:language="en" fo:country="GB"/>
    </style:style>
    <style:style style:name="P14" style:family="paragraph" style:parent-style-name="Heading_20_4">
      <style:paragraph-properties fo:margin-top="0.0417in" fo:margin-bottom="0.0417in" style:snap-to-layout-grid="false"/>
      <style:text-properties fo:font-size="12pt" fo:language="en" fo:country="GB" fo:font-weight="normal" style:font-size-asian="12pt" style:font-weight-asian="normal" style:font-size-complex="12pt" style:font-weight-complex="normal"/>
    </style:style>
    <style:style style:name="P15" style:family="paragraph" style:parent-style-name="Heading_20_1">
      <style:text-properties fo:language="en" fo:country="GB"/>
    </style:style>
    <style:style style:name="P16" style:family="paragraph" style:parent-style-name="Bullet2">
      <style:text-properties fo:language="en" fo:country="GB"/>
    </style:style>
    <style:style style:name="P17" style:family="paragraph" style:parent-style-name="Bullet2">
      <style:paragraph-properties fo:margin-top="0in" fo:margin-bottom="0.1665in"/>
    </style:style>
    <style:style style:name="P18" style:family="paragraph" style:parent-style-name="Bullet2">
      <style:paragraph-properties fo:margin-top="0in" fo:margin-bottom="0.1665in"/>
      <style:text-properties fo:language="en" fo:country="GB"/>
    </style:style>
    <style:style style:name="P19" style:family="paragraph" style:parent-style-name="Bullet3">
      <style:paragraph-properties fo:margin-top="0in" fo:margin-bottom="0.0835in"/>
    </style:style>
    <style:style style:name="P20" style:family="paragraph" style:parent-style-name="Bullet3">
      <style:paragraph-properties fo:margin-top="0in" fo:margin-bottom="0.1665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yn<text:tab/></text:p>
      <text:p text:style-name="P9"/>
      <text:p text:style-name="P9"/>
      <text:p text:style-name="P9"/>
      <text:p text:style-name="P9"/>
      <text:p text:style-name="P9">PROJECT PLAN</text:p>
      <text:p text:style-name="P7">&lt; Quality/Minsyst &gt;</text:p>
      <text:p text:style-name="P7">&lt; INSERT PROJECT NAME &gt;</text:p>
      <text:p text:style-name="P7">Document Revision #:2</text:p>
      <text:p text:style-name="P7">Date of Issue: 02/16/11</text:p>
      <text:p text:style-name="P7">Project Manage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Document Change Control</text:p>
      <text:p text:style-name="Standard">This section provides control for the development and distribution of revisions to the Project Charter up to the point of approval. The Project Charter does not change throughout the project life cycle, but rather is developed at the beginning of the project (immediately following project initiation approval, and in the earliest stages of project planning). The Project Charter provides an ongoing reference for all project stakeholders. The table below includes the revision number (defined within your Documentation Plan Outline), the date of update/issue, the author responsible for the changes, and a brief description of the context and/or scope of the changes in that revis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Revision Number</text:p>
          </table:table-cell>
          <table:table-cell table:style-name="Table1.A1" office:value-type="string">
            <text:p text:style-name="P10">Date of Issue</text:p>
          </table:table-cell>
          <table:table-cell table:style-name="Table1.A1" office:value-type="string">
            <text:p text:style-name="P10">Author(s)</text:p>
          </table:table-cell>
          <table:table-cell table:style-name="Table1.D1" office:value-type="string">
            <text:p text:style-name="P10">Brief Description of Change</text:p>
          </table:table-cell>
        </table:table-row>
        <table:table-row table:style-name="Table1.1">
          <table:table-cell table:style-name="Table1.A2" office:value-type="float" office:value="2">
            <text:p text:style-name="P11">2</text:p>
          </table:table-cell>
          <table:table-cell table:style-name="Table1.B2" office:value-type="date" office:date-value="2011-02-16">
            <text:p text:style-name="P12">02/16/11</text:p>
          </table:table-cell>
          <table:table-cell table:style-name="Table1.A1" office:value-type="string">
            <text:p text:style-name="P12">Lemuele Andrew Serrano </text:p>
            <text:p text:style-name="P12">John Peterson Reyes <text:s text:c="3"/></text:p>
            <text:p text:style-name="P12">Mark Mancenido</text:p>
            <text:p text:style-name="P12">Nathan Castrence</text:p>
          </table:table-cell>
          <table:table-cell table:style-name="Table1.D1" office:value-type="string">
            <text:p text:style-name="P14">Document Change Control</text:p>
          </table:table-cell>
        </table:table-row>
      </table:table>
      <text:p text:style-name="P7"/>
      <text:p text:style-name="P7"/>
      <text:h text:style-name="P15" text:outline-level="1">Project Overview</text:h>
      <text:p text:style-name="Normal_20_Indent">This section of the IM/IT Project Management Plan provides an overview of the purpose, scope and objectives of the project for which the Plan has been written, the project assumptions and constraints, a list of project deliverables, a summary of the project schedule and budget, and the plan for evolving the IM/IT Project Management Plan.</text:p>
      <text:h text:style-name="Heading_20_2" text:outline-level="2">Purpose, Scope, and Objectives</text:h>
      <text:list xml:id="list35526479" text:style-name="WW8Num44">
        <text:list-item>
          <text:p text:style-name="Bullet2">Define the purpose and scope of the project.</text:p>
        </text:list-item>
        <text:list-item>
          <text:p text:style-name="Bullet2">Describe any considerations of scope or objectives to be excluded from the project or the deliverables.</text:p>
        </text:list-item>
        <text:list-item>
          <text:p text:style-name="Bullet2">Ensure that the statement of scope is consistent with similar statements in the business case, the project charter and any other relevant system‑level or business‑level documents.</text:p>
        </text:list-item>
        <text:list-item>
          <text:p text:style-name="Bullet2">Identify and describe the business or system needs to be satisfied by the project.</text:p>
        </text:list-item>
        <text:list-item>
          <text:p text:style-name="Bullet2">Provide a concise summary of:</text:p>
        </text:list-item>
      </text:list>
      <text:list xml:id="list35526680" text:style-name="WW8Num68">
        <text:list-item>
          <text:p text:style-name="Bullet3">the project objectives,</text:p>
        </text:list-item>
        <text:list-item>
          <text:p text:style-name="Bullet3">the deliverables required to satisfy the project objectives, and</text:p>
        </text:list-item>
        <text:list-item>
          <text:p text:style-name="P19">the methods by which satisfaction of the objectives will be determined.</text:p>
        </text:list-item>
      </text:list>
      <text:list xml:id="list35532795" text:continue-list="list35526479" text:style-name="WW8Num44">
        <text:list-item>
          <text:p text:style-name="Bullet2">Describe the relationship of this project to other projects.</text:p>
        </text:list-item>
        <text:list-item>
          <text:p text:style-name="Bullet2">If appropriate, describe how this project will be integrated with other projects or ongoing work processes.</text:p>
        </text:list-item>
        <text:list-item>
          <text:p text:style-name="P17">Provide a reference to the official statement of project requirements (e.g.: in the business case or the project charter).</text:p>
        </text:list-item>
      </text:list>
      <text:h text:style-name="Heading_20_2" text:outline-level="2">Assumptions, Constraints and Risks</text:h>
      <text:list xml:id="list35540316" text:continue-numbering="true" text:style-name="WW8Num44">
        <text:list-item>
          <text:p text:style-name="Bullet2">Describe the assumptions on which the project is based.</text:p>
        </text:list-item>
        <text:list-item>
          <text:p text:style-name="Bullet2">Describe the imposed constraints and risks on the project such as:</text:p>
        </text:list-item>
      </text:list>
      <text:list xml:id="list35549962" text:continue-list="list35526680" text:style-name="WW8Num68">
        <text:list-item>
          <text:p text:style-name="Bullet3">schedule,</text:p>
        </text:list-item>
        <text:list-item>
          <text:p text:style-name="Bullet3">budget,</text:p>
        </text:list-item>
        <text:list-item>
          <text:p text:style-name="Bullet3">resources,</text:p>
        </text:list-item>
        <text:list-item>
          <text:p text:style-name="Bullet3">quality,</text:p>
        </text:list-item>
        <text:list-item>
          <text:p text:style-name="Bullet3">software to be reused,</text:p>
        </text:list-item>
        <text:list-item>
          <text:p text:style-name="Bullet3">existing software to be incorporated,</text:p>
        </text:list-item>
        <text:list-item>
          <text:p text:style-name="Bullet3">technology to be used, and</text:p>
        </text:list-item>
        <text:list-item>
          <text:p text:style-name="P20">external interfaces.</text:p>
        </text:list-item>
      </text:list>
      <text:h text:style-name="Heading_20_2" text:outline-level="2">Project Deliverables</text:h>
      <text:list xml:id="list35546434" text:continue-list="list35540316" text:style-name="WW8Num44">
        <text:list-item>
          <text:p text:style-name="Bullet2">Identify and list the following, as required to satisfy the terms of the project charter or contract:</text:p>
        </text:list-item>
      </text:list>
      <text:list xml:id="list35524295" text:continue-list="list35549962" text:style-name="WW8Num68">
        <text:list-item>
          <text:p text:style-name="Bullet3">project deliverables (either directly in this Plan, or by reference to an external document), </text:p>
        </text:list-item>
        <text:list-item>
          <text:p text:style-name="Bullet3"><text:soft-page-break/>delivery dates,</text:p>
        </text:list-item>
        <text:list-item>
          <text:p text:style-name="Bullet3">delivery location, ands</text:p>
        </text:list-item>
        <text:list-item>
          <text:p text:style-name="P19">quantities required.</text:p>
        </text:list-item>
      </text:list>
      <text:list xml:id="list35541994" text:continue-list="list35546434" text:style-name="WW8Num44">
        <text:list-item>
          <text:p text:style-name="Bullet2">Specify the delivery media.</text:p>
        </text:list-item>
        <text:list-item>
          <text:p text:style-name="P17">Specify any special instructions for packaging and handling.</text:p>
        </text:list-item>
      </text:list>
      <text:h text:style-name="Heading_20_2" text:outline-level="2">Schedule and Budget Summary</text:h>
      <text:list xml:id="list35535073" text:continue-numbering="true" text:style-name="WW8Num44">
        <text:list-item>
          <text:p text:style-name="Bullet2">Provide a summary of the schedule and budget for the IM/IT project.</text:p>
        </text:list-item>
        <text:list-item>
          <text:p text:style-name="P17">Restrict the level of detail to an itemization of the major work activities and supporting processes (e.g.: give only the top level of the work breakdown structure).</text:p>
        </text:list-item>
      </text:list>
      <text:h text:style-name="Heading_20_2" text:outline-level="2">Evolution of the Plan</text:h>
      <text:list xml:id="list35537033" text:continue-numbering="true" text:style-name="WW8Num44">
        <text:list-item>
          <text:p text:style-name="P17">Identify the compliance of this Plan to any standards.</text:p>
        </text:list-item>
      </text:list>
      <text:p text:style-name="Normal_20_Indent2">The structure of this Project Plan is in compliance with the recommendations of IEEE Std 1058‑1998.</text:p>
      <text:list xml:id="list35539676" text:continue-numbering="true" text:style-name="WW8Num44">
        <text:list-item>
          <text:p text:style-name="Bullet2">Specify the plans for producing both scheduled and unscheduled updates to this Plan.</text:p>
        </text:list-item>
        <text:list-item>
          <text:p text:style-name="Bullet2">Specify how the updates to this Plan shall be disseminated.</text:p>
        </text:list-item>
        <text:list-item>
          <text:p text:style-name="Bullet2">Specify how the initial version of this Plan shall be placed under configuration management.</text:p>
        </text:list-item>
        <text:list-item>
          <text:p text:style-name="P17">Specify how changes to this Plan shall be controlled after its issue.</text:p>
        </text:list-item>
      </text:list>
      <text:h text:style-name="Heading_20_2" text:outline-level="2">References</text:h>
      <text:list xml:id="list35535157" text:continue-numbering="true" text:style-name="WW8Num44">
        <text:list-item>
          <text:p text:style-name="P16">Provide a complete list of all documents and other sources of information referenced in this Plan.</text:p>
        </text:list-item>
        <text:list-item>
          <text:p text:style-name="P16">Identify each referenced document by title, report number, date, author and publishing organization.</text:p>
        </text:list-item>
        <text:list-item>
          <text:p text:style-name="P16">Identify other referenced sources of information, such as electronic files, using unique identifiers such as path/name, date and version number.</text:p>
        </text:list-item>
        <text:list-item>
          <text:p text:style-name="P18">Identify and justify any deviations from the referenced standards or policies.</text:p>
        </text:list-item>
      </text:list>
      <text:h text:style-name="Heading_20_2" text:outline-level="2">Definitions and Acronyms</text:h>
      <text:list xml:id="list35533486" text:continue-numbering="true" text:style-name="WW8Num44">
        <text:list-item>
          <text:p text:style-name="P16">Define, or provide references to documents or annexes containing the definition of all terms and acronyms required to properly understand this Pl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5in" fo:margin-left="0in" fo:margin-right="0in" fo:margin-bottom="0.411in" style:dynamic-spacing="true"/>
      </style:header-style>
      <style:footer-style>
        <style:header-footer-properties fo:min-height="0.9in" fo:margin-left="0in" fo:margin-right="0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dc:date>2011-02-16T15:41:00.28</dc:date>
    <meta:editing-duration>PT00H09M04S</meta:editing-duration>
    <meta:editing-cycles>2</meta:editing-cycles>
    <meta:generator>OpenOffice.org/3.2$Win32 OpenOffice.org_project/320m12$Build-9483</meta:generator>
    <meta:document-statistic meta:table-count="2" meta:image-count="0" meta:object-count="0" meta:page-count="4" meta:paragraph-count="79" meta:word-count="709" meta:character-count="4400"/>
  </office:meta>
</office:document-meta>
</file>